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1173in"/>
    </style:style>
    <style:style style:name="co2" style:family="table-column">
      <style:table-column-properties fo:break-before="auto" style:column-width="1.8016in"/>
    </style:style>
    <style:style style:name="co3" style:family="table-column">
      <style:table-column-properties fo:break-before="auto" style:column-width="3.3028in"/>
    </style:style>
    <style:style style:name="co4" style:family="table-column">
      <style:table-column-properties fo:break-before="auto" style:column-width="2.2409in"/>
    </style:style>
    <style:style style:name="co5" style:family="table-column">
      <style:table-column-properties fo:break-before="auto" style:column-width="1.8547in"/>
    </style:style>
    <style:style style:name="co6" style:family="table-column">
      <style:table-column-properties fo:break-before="auto" style:column-width="2.4984in"/>
    </style:style>
    <style:style style:name="co7" style:family="table-column">
      <style:table-column-properties fo:break-before="auto" style:column-width="2.1339in"/>
    </style:style>
    <style:style style:name="co8" style:family="table-column">
      <style:table-column-properties fo:break-before="auto" style:column-width="2.1547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2" style:family="table-cell" style:parent-style-name="Default" style:data-style-name="N4"/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5" table:default-cell-style-name="ce1"/>
        <table:table-column table:style-name="co6" table:default-cell-style-name="Default"/>
        <table:table-column table:style-name="co6" table:default-cell-style-name="ce1"/>
        <table:table-column table:style-name="co7" table:default-cell-style-name="Default"/>
        <table:table-column table:style-name="co7" table:default-cell-style-name="ce1"/>
        <table:table-column table:style-name="co8" table:default-cell-style-name="Default"/>
        <table:table-row table:style-name="ro1">
          <table:table-cell office:value-type="string" calcext:value-type="string">
            <text:p>RANDOM FOREST CLASSIFIER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No. of Estimators</text:p>
          </table:table-cell>
          <table:table-cell table:style-name="Default" office:value-type="string" calcext:value-type="string">
            <text:p>F1 SCORE</text:p>
          </table:table-cell>
          <table:table-cell office:value-type="string" calcext:value-type="string">
            <text:p>F1_std_dev</text:p>
          </table:table-cell>
          <table:table-cell table:style-name="Default" office:value-type="string" calcext:value-type="string">
            <text:p>AUC</text:p>
          </table:table-cell>
          <table:table-cell office:value-type="string" calcext:value-type="string">
            <text:p>auc_std_dev</text:p>
          </table:table-cell>
          <table:table-cell table:style-name="Default" office:value-type="string" calcext:value-type="string">
            <text:p>PRECISION</text:p>
          </table:table-cell>
          <table:table-cell office:value-type="string" calcext:value-type="string">
            <text:p>prec_std_dev</text:p>
          </table:table-cell>
          <table:table-cell table:style-name="Default" office:value-type="string" calcext:value-type="string">
            <text:p>ACCURACY</text:p>
          </table:table-cell>
          <table:table-cell office:value-type="string" calcext:value-type="string">
            <text:p>acc_std_dev</text:p>
          </table:table-cell>
          <table:table-cell table:style-name="Default" office:value-type="string" calcext:value-type="string">
            <text:p>RECALL</text:p>
          </table:table-cell>
          <table:table-cell office:value-type="string" calcext:value-type="string">
            <text:p>rec_std_dev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980671103716029" calcext:value-type="float">
            <text:p>0.980671103716029</text:p>
          </table:table-cell>
          <table:table-cell table:style-name="ce1" office:value-type="float" office:value="0.00308457244802561" calcext:value-type="float">
            <text:p>0.00308457244802561</text:p>
          </table:table-cell>
          <table:table-cell office:value-type="float" office:value="0.980671103716029" calcext:value-type="float">
            <text:p>0.980671103716029</text:p>
          </table:table-cell>
          <table:table-cell table:style-name="ce1" office:value-type="float" office:value="0.00247095595754136" calcext:value-type="float">
            <text:p>0.00247095595754136</text:p>
          </table:table-cell>
          <table:table-cell office:value-type="float" office:value="0.955707792428124" calcext:value-type="float">
            <text:p>0.955707792428124</text:p>
          </table:table-cell>
          <table:table-cell table:style-name="ce1" office:value-type="float" office:value="0.00327012028502616" calcext:value-type="float">
            <text:p>0.00327012028502616</text:p>
          </table:table-cell>
          <table:table-cell office:value-type="float" office:value="0.980671103716029" calcext:value-type="float">
            <text:p>0.980671103716029</text:p>
          </table:table-cell>
          <table:table-cell table:style-name="ce1" office:value-type="float" office:value="0.000827776569972229" calcext:value-type="float">
            <text:p>0.000827776569972229</text:p>
          </table:table-cell>
          <table:table-cell office:value-type="float" office:value="0.905859375" calcext:value-type="float">
            <text:p>0.905859375</text:p>
          </table:table-cell>
          <table:table-cell table:style-name="ce1" office:value-type="float" office:value="0.00492559383317129" calcext:value-type="float">
            <text:p>0.0049255938331712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931600960848434" calcext:value-type="float">
            <text:p>0.931600960848434</text:p>
          </table:table-cell>
          <table:table-cell table:style-name="ce1" office:value-type="float" office:value="0.00431131265159474" calcext:value-type="float">
            <text:p>0.00431131265159474</text:p>
          </table:table-cell>
          <table:table-cell office:value-type="float" office:value="0.949713785754687" calcext:value-type="float">
            <text:p>0.949713785754687</text:p>
          </table:table-cell>
          <table:table-cell table:style-name="ce1" office:value-type="float" office:value="0.00307252696102162" calcext:value-type="float">
            <text:p>0.00307252696102162</text:p>
          </table:table-cell>
          <table:table-cell office:value-type="float" office:value="0.949713785754687" calcext:value-type="float">
            <text:p>0.949713785754687</text:p>
          </table:table-cell>
          <table:table-cell table:style-name="ce1" office:value-type="float" office:value="0.00449815566057004" calcext:value-type="float">
            <text:p>0.00449815566057004</text:p>
          </table:table-cell>
          <table:table-cell office:value-type="float" office:value="0.981114808652247" calcext:value-type="float">
            <text:p>0.981114808652247</text:p>
          </table:table-cell>
          <table:table-cell table:style-name="ce1" office:value-type="float" office:value="0.00116966703876667" calcext:value-type="float">
            <text:p>0.00116966703876667</text:p>
          </table:table-cell>
          <table:table-cell office:value-type="float" office:value="0.905859375" calcext:value-type="float">
            <text:p>0.905859375</text:p>
          </table:table-cell>
          <table:table-cell table:style-name="ce1" office:value-type="float" office:value="0.00591122888688342" calcext:value-type="float">
            <text:p>0.0059112288868834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928274209278979" calcext:value-type="float">
            <text:p>0.928274209278979</text:p>
          </table:table-cell>
          <table:table-cell table:style-name="ce1" office:value-type="float" office:value="0.00470200008907565" calcext:value-type="float">
            <text:p>0.00470200008907565</text:p>
          </table:table-cell>
          <table:table-cell office:value-type="float" office:value="0.948349375808016" calcext:value-type="float">
            <text:p>0.948349375808016</text:p>
          </table:table-cell>
          <table:table-cell table:style-name="ce1" office:value-type="float" office:value="0.00421800062792278" calcext:value-type="float">
            <text:p>0.00421800062792278</text:p>
          </table:table-cell>
          <table:table-cell office:value-type="float" office:value="0.954042485983453" calcext:value-type="float">
            <text:p>0.954042485983453</text:p>
          </table:table-cell>
          <table:table-cell table:style-name="ce1" office:value-type="float" office:value="0.00332283304641808" calcext:value-type="float">
            <text:p>0.00332283304641808</text:p>
          </table:table-cell>
          <table:table-cell office:value-type="float" office:value="0.980171935662784" calcext:value-type="float">
            <text:p>0.980171935662784</text:p>
          </table:table-cell>
          <table:table-cell table:style-name="ce1" office:value-type="float" office:value="0.00122616145143839" calcext:value-type="float">
            <text:p>0.00122616145143839</text:p>
          </table:table-cell>
          <table:table-cell office:value-type="float" office:value="0.90390625" calcext:value-type="float">
            <text:p>0.90390625</text:p>
          </table:table-cell>
          <table:table-cell table:style-name="ce1" office:value-type="float" office:value="0.0085045082254208" calcext:value-type="float">
            <text:p>0.00850450822542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3285736095527" calcext:value-type="float">
            <text:p>0.93285736095527</text:p>
          </table:table-cell>
          <table:table-cell table:style-name="ce1" office:value-type="float" office:value="0.00597856926750169" calcext:value-type="float">
            <text:p>0.00597856926750169</text:p>
          </table:table-cell>
          <table:table-cell office:value-type="float" office:value="0.940986586942469" calcext:value-type="float">
            <text:p>0.940986586942469</text:p>
          </table:table-cell>
          <table:table-cell table:style-name="ce1" office:value-type="float" office:value="0.00541683822680997" calcext:value-type="float">
            <text:p>0.00541683822680997</text:p>
          </table:table-cell>
          <table:table-cell office:value-type="float" office:value="0.963785500498212" calcext:value-type="float">
            <text:p>0.963785500498212</text:p>
          </table:table-cell>
          <table:table-cell table:style-name="ce1" office:value-type="float" office:value="0.00583011448338771" calcext:value-type="float">
            <text:p>0.00583011448338771</text:p>
          </table:table-cell>
          <table:table-cell office:value-type="float" office:value="0.979284525790349" calcext:value-type="float">
            <text:p>0.979284525790349</text:p>
          </table:table-cell>
          <table:table-cell table:style-name="ce1" office:value-type="float" office:value="0.00153177642591697" calcext:value-type="float">
            <text:p>0.00153177642591697</text:p>
          </table:table-cell>
          <table:table-cell office:value-type="float" office:value="0.8875" calcext:value-type="float">
            <text:p>0.8875</text:p>
          </table:table-cell>
          <table:table-cell table:style-name="ce1" office:value-type="float" office:value="0.0110898980988894" calcext:value-type="float">
            <text:p>0.0110898980988894</text:p>
          </table:table-cell>
        </table:table-row>
        <table:table-row table:style-name="ro1">
          <table:table-cell table:style-name="ce2" office:value-type="float" office:value="1" calcext:value-type="float">
            <text:p>1.00</text:p>
          </table:table-cell>
          <table:table-cell office:value-type="float" office:value="0.867132284263492" calcext:value-type="float">
            <text:p>0.867132284263492</text:p>
          </table:table-cell>
          <table:table-cell table:style-name="ce1" office:value-type="float" office:value="0.0121087218921835" calcext:value-type="float">
            <text:p>0.0121087218921835</text:p>
          </table:table-cell>
          <table:table-cell office:value-type="float" office:value="0.923231469440832" calcext:value-type="float">
            <text:p>0.923231469440832</text:p>
          </table:table-cell>
          <table:table-cell table:style-name="ce1" office:value-type="float" office:value="0.00877712709575626" calcext:value-type="float">
            <text:p>0.00877712709575626</text:p>
          </table:table-cell>
          <table:table-cell office:value-type="float" office:value="0.864672557797172" calcext:value-type="float">
            <text:p>0.864672557797172</text:p>
          </table:table-cell>
          <table:table-cell table:style-name="ce1" office:value-type="float" office:value="0.0176182421908115" calcext:value-type="float">
            <text:p>0.0176182421908115</text:p>
          </table:table-cell>
          <table:table-cell office:value-type="float" office:value="0.960815307820299" calcext:value-type="float">
            <text:p>0.960815307820299</text:p>
          </table:table-cell>
          <table:table-cell table:style-name="ce1" office:value-type="float" office:value="0.00360414254036605" calcext:value-type="float">
            <text:p>0.00360414254036605</text:p>
          </table:table-cell>
          <table:table-cell office:value-type="float" office:value="0.87" calcext:value-type="float">
            <text:p>0.87</text:p>
          </table:table-cell>
          <table:table-cell table:style-name="ce1" office:value-type="float" office:value="0.0178787897072345" calcext:value-type="float">
            <text:p>0.017878789707234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86161952301719" calcext:value-type="float">
            <text:p>0.986161952301719</text:p>
          </table:table-cell>
          <table:table-cell table:style-name="ce1" office:value-type="float" office:value="0.00276086249354123" calcext:value-type="float">
            <text:p>0.00276086249354123</text:p>
          </table:table-cell>
          <table:table-cell office:value-type="float" office:value="0.960811087665922" calcext:value-type="float">
            <text:p>0.960811087665922</text:p>
          </table:table-cell>
          <table:table-cell table:style-name="ce1" office:value-type="float" office:value="0.00211514302118928" calcext:value-type="float">
            <text:p>0.00211514302118928</text:p>
          </table:table-cell>
          <table:table-cell office:value-type="float" office:value="0.97981630082381" calcext:value-type="float">
            <text:p>0.97981630082381</text:p>
          </table:table-cell>
          <table:table-cell table:style-name="ce1" office:value-type="float" office:value="0.00262684740770224" calcext:value-type="float">
            <text:p>0.00262684740770224</text:p>
          </table:table-cell>
          <table:table-cell office:value-type="float" office:value="0.986161952301719" calcext:value-type="float">
            <text:p>0.986161952301719</text:p>
          </table:table-cell>
          <table:table-cell table:style-name="ce1" office:value-type="float" office:value="0.000774003645976309" calcext:value-type="float">
            <text:p>0.000774003645976309</text:p>
          </table:table-cell>
          <table:table-cell office:value-type="float" office:value="0.924905660377358" calcext:value-type="float">
            <text:p>0.924905660377358</text:p>
          </table:table-cell>
          <table:table-cell table:style-name="ce1" office:value-type="float" office:value="0.00411649513759838" calcext:value-type="float">
            <text:p>0.0041164951375983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951268706118131" calcext:value-type="float">
            <text:p>0.951268706118131</text:p>
          </table:table-cell>
          <table:table-cell table:style-name="ce1" office:value-type="float" office:value="0.00292020008361078" calcext:value-type="float">
            <text:p>0.00292020008361078</text:p>
          </table:table-cell>
          <table:table-cell office:value-type="float" office:value="0.960606153544177" calcext:value-type="float">
            <text:p>0.960606153544177</text:p>
          </table:table-cell>
          <table:table-cell table:style-name="ce1" office:value-type="float" office:value="0.00215185176350921" calcext:value-type="float">
            <text:p>0.00215185176350921</text:p>
          </table:table-cell>
          <table:table-cell office:value-type="float" office:value="0.960606153544177" calcext:value-type="float">
            <text:p>0.960606153544177</text:p>
          </table:table-cell>
          <table:table-cell table:style-name="ce1" office:value-type="float" office:value="0.00277566069355766" calcext:value-type="float">
            <text:p>0.00277566069355766</text:p>
          </table:table-cell>
          <table:table-cell office:value-type="float" office:value="0.986078757626179" calcext:value-type="float">
            <text:p>0.986078757626179</text:p>
          </table:table-cell>
          <table:table-cell table:style-name="ce1" office:value-type="float" office:value="0.000820779178422004" calcext:value-type="float">
            <text:p>0.000820779178422004</text:p>
          </table:table-cell>
          <table:table-cell office:value-type="float" office:value="0.924528301886792" calcext:value-type="float">
            <text:p>0.924528301886792</text:p>
          </table:table-cell>
          <table:table-cell table:style-name="ce1" office:value-type="float" office:value="0.00413375515098239" calcext:value-type="float">
            <text:p>0.0041337551509823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952794227288012" calcext:value-type="float">
            <text:p>0.952794227288012</text:p>
          </table:table-cell>
          <table:table-cell table:style-name="ce1" office:value-type="float" office:value="0.0017113992043375" calcext:value-type="float">
            <text:p>0.0017113992043375</text:p>
          </table:table-cell>
          <table:table-cell office:value-type="float" office:value="0.962021247883799" calcext:value-type="float">
            <text:p>0.962021247883799</text:p>
          </table:table-cell>
          <table:table-cell table:style-name="ce1" office:value-type="float" office:value="0.00161847192606016" calcext:value-type="float">
            <text:p>0.00161847192606016</text:p>
          </table:table-cell>
          <table:table-cell office:value-type="float" office:value="0.979676062461999" calcext:value-type="float">
            <text:p>0.979676062461999</text:p>
          </table:table-cell>
          <table:table-cell table:style-name="ce1" office:value-type="float" office:value="0.00207775709374896" calcext:value-type="float">
            <text:p>0.00207775709374896</text:p>
          </table:table-cell>
          <table:table-cell office:value-type="float" office:value="0.986494731003882" calcext:value-type="float">
            <text:p>0.986494731003882</text:p>
          </table:table-cell>
          <table:table-cell table:style-name="ce1" office:value-type="float" office:value="0.000473064950339211" calcext:value-type="float">
            <text:p>0.000473064950339211</text:p>
          </table:table-cell>
          <table:table-cell office:value-type="float" office:value="0.927358490566038" calcext:value-type="float">
            <text:p>0.927358490566038</text:p>
          </table:table-cell>
          <table:table-cell table:style-name="ce1" office:value-type="float" office:value="0.00334872440552808" calcext:value-type="float">
            <text:p>0.0033487244055280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952886411132417" calcext:value-type="float">
            <text:p>0.952886411132417</text:p>
          </table:table-cell>
          <table:table-cell table:style-name="ce1" office:value-type="float" office:value="0.00226324154009731" calcext:value-type="float">
            <text:p>0.00226324154009731</text:p>
          </table:table-cell>
          <table:table-cell office:value-type="float" office:value="0.962037502760262" calcext:value-type="float">
            <text:p>0.962037502760262</text:p>
          </table:table-cell>
          <table:table-cell table:style-name="ce1" office:value-type="float" office:value="0.00186711208904449" calcext:value-type="float">
            <text:p>0.00186711208904449</text:p>
          </table:table-cell>
          <table:table-cell office:value-type="float" office:value="0.979872059661217" calcext:value-type="float">
            <text:p>0.979872059661217</text:p>
          </table:table-cell>
          <table:table-cell table:style-name="ce1" office:value-type="float" office:value="0.00260860008774112" calcext:value-type="float">
            <text:p>0.00260860008774112</text:p>
          </table:table-cell>
          <table:table-cell office:value-type="float" office:value="0.986522462562396" calcext:value-type="float">
            <text:p>0.986522462562396</text:p>
          </table:table-cell>
          <table:table-cell table:style-name="ce1" office:value-type="float" office:value="0.000634804389476405" calcext:value-type="float">
            <text:p>0.000634804389476405</text:p>
          </table:table-cell>
          <table:table-cell office:value-type="float" office:value="0.927358490566038" calcext:value-type="float">
            <text:p>0.927358490566038</text:p>
          </table:table-cell>
          <table:table-cell table:style-name="ce1" office:value-type="float" office:value="0.00374992583289656" calcext:value-type="float">
            <text:p>0.00374992583289656</text:p>
          </table:table-cell>
        </table:table-row>
        <table:table-row table:style-name="ro1" table:number-rows-repeated="4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XGBOOST EVAL_METRIC:MLOG_LOSS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43661971830986" calcext:value-type="float">
            <text:p>0.943661971830986</text:p>
          </table:table-cell>
          <table:table-cell table:style-name="ce1"/>
          <table:table-cell office:value-type="float" office:value="0.96391709806344" calcext:value-type="float">
            <text:p>0.96391709806344</text:p>
          </table:table-cell>
          <table:table-cell table:style-name="ce1"/>
          <table:table-cell office:value-type="float" office:value="0.950354609929078" calcext:value-type="float">
            <text:p>0.950354609929078</text:p>
          </table:table-cell>
          <table:table-cell table:style-name="ce1"/>
          <table:table-cell office:value-type="float" office:value="0.982251802551303" calcext:value-type="float">
            <text:p>0.982251802551303</text:p>
          </table:table-cell>
          <table:table-cell table:style-name="ce1"/>
          <table:table-cell office:value-type="float" office:value="0.937062937062937" calcext:value-type="float">
            <text:p>0.937062937062937</text:p>
          </table:table-cell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33569739952719" calcext:value-type="float">
            <text:p>0.633569739952719</text:p>
          </table:table-cell>
          <table:table-cell table:style-name="ce1"/>
          <table:table-cell office:value-type="float" office:value="0.733276940594014" calcext:value-type="float">
            <text:p>0.733276940594014</text:p>
          </table:table-cell>
          <table:table-cell table:style-name="ce1"/>
          <table:table-cell office:value-type="float" office:value="0.978102189781022" calcext:value-type="float">
            <text:p>0.978102189781022</text:p>
          </table:table-cell>
          <table:table-cell table:style-name="ce1"/>
          <table:table-cell office:value-type="float" office:value="0.914032168607875" calcext:value-type="float">
            <text:p>0.914032168607875</text:p>
          </table:table-cell>
          <table:table-cell table:style-name="ce1"/>
          <table:table-cell office:value-type="float" office:value="0.468531468531468" calcext:value-type="float">
            <text:p>0.468531468531468</text:p>
          </table:table-cell>
          <table:table-cell table:style-name="ce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17562724014337" calcext:value-type="float">
            <text:p>0.917562724014337</text:p>
          </table:table-cell>
          <table:table-cell table:style-name="ce1"/>
          <table:table-cell office:value-type="float" office:value="0.942278881303272" calcext:value-type="float">
            <text:p>0.942278881303272</text:p>
          </table:table-cell>
          <table:table-cell table:style-name="ce1"/>
          <table:table-cell office:value-type="float" office:value="0.941176470588235" calcext:value-type="float">
            <text:p>0.941176470588235</text:p>
          </table:table-cell>
          <table:table-cell table:style-name="ce1"/>
          <table:table-cell office:value-type="float" office:value="0.974486966167498" calcext:value-type="float">
            <text:p>0.974486966167498</text:p>
          </table:table-cell>
          <table:table-cell table:style-name="ce1"/>
          <table:table-cell office:value-type="float" office:value="0.895104895104895" calcext:value-type="float">
            <text:p>0.895104895104895</text:p>
          </table:table-cell>
          <table:table-cell table:style-name="ce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940140845070422" calcext:value-type="float">
            <text:p>0.940140845070422</text:p>
          </table:table-cell>
          <table:table-cell table:style-name="ce1"/>
          <table:table-cell office:value-type="float" office:value="0.940140845070422" calcext:value-type="float">
            <text:p>0.940140845070422</text:p>
          </table:table-cell>
          <table:table-cell table:style-name="ce1"/>
          <table:table-cell office:value-type="float" office:value="0.946808510638298" calcext:value-type="float">
            <text:p>0.946808510638298</text:p>
          </table:table-cell>
          <table:table-cell table:style-name="ce1"/>
          <table:table-cell office:value-type="float" office:value="0.98114254021076" calcext:value-type="float">
            <text:p>0.98114254021076</text:p>
          </table:table-cell>
          <table:table-cell table:style-name="ce1"/>
          <table:table-cell office:value-type="float" office:value="0.933566433566434" calcext:value-type="float">
            <text:p>0.933566433566434</text:p>
          </table:table-cell>
          <table:table-cell table:style-name="ce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943859649122807" calcext:value-type="float">
            <text:p>0.943859649122807</text:p>
          </table:table-cell>
          <table:table-cell table:style-name="ce1"/>
          <table:table-cell office:value-type="float" office:value="0.965335751921117" calcext:value-type="float">
            <text:p>0.965335751921117</text:p>
          </table:table-cell>
          <table:table-cell table:style-name="ce1"/>
          <table:table-cell office:value-type="float" office:value="0.947183098591549" calcext:value-type="float">
            <text:p>0.947183098591549</text:p>
          </table:table-cell>
          <table:table-cell table:style-name="ce1"/>
          <table:table-cell office:value-type="float" office:value="0.982251802551303" calcext:value-type="float">
            <text:p>0.982251802551303</text:p>
          </table:table-cell>
          <table:table-cell table:style-name="ce1"/>
          <table:table-cell office:value-type="float" office:value="0.94055944055944" calcext:value-type="float">
            <text:p>0.94055944055944</text:p>
          </table:table-cell>
          <table:table-cell table:style-name="ce1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942003514938488" calcext:value-type="float">
            <text:p>0.942003514938488</text:p>
          </table:table-cell>
          <table:table-cell table:style-name="ce1"/>
          <table:table-cell office:value-type="float" office:value="0.963587500172866" calcext:value-type="float">
            <text:p>0.963587500172866</text:p>
          </table:table-cell>
          <table:table-cell table:style-name="ce1"/>
          <table:table-cell office:value-type="float" office:value="0.946996466431095" calcext:value-type="float">
            <text:p>0.946996466431095</text:p>
          </table:table-cell>
          <table:table-cell table:style-name="ce1"/>
          <table:table-cell office:value-type="float" office:value="0.981697171381032" calcext:value-type="float">
            <text:p>0.981697171381032</text:p>
          </table:table-cell>
          <table:table-cell table:style-name="ce1"/>
          <table:table-cell office:value-type="float" office:value="0.937062937062937" calcext:value-type="float">
            <text:p>0.937062937062937</text:p>
          </table:table-cell>
          <table:table-cell table:style-name="ce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943661971830986" calcext:value-type="float">
            <text:p>0.943661971830986</text:p>
          </table:table-cell>
          <table:table-cell table:style-name="ce1"/>
          <table:table-cell office:value-type="float" office:value="0.96391709806344" calcext:value-type="float">
            <text:p>0.96391709806344</text:p>
          </table:table-cell>
          <table:table-cell table:style-name="ce1"/>
          <table:table-cell office:value-type="float" office:value="0.950354609929078" calcext:value-type="float">
            <text:p>0.950354609929078</text:p>
          </table:table-cell>
          <table:table-cell table:style-name="ce1"/>
          <table:table-cell office:value-type="float" office:value="0.982251802551303" calcext:value-type="float">
            <text:p>0.982251802551303</text:p>
          </table:table-cell>
          <table:table-cell table:style-name="ce1"/>
          <table:table-cell office:value-type="float" office:value="0.937062937062937" calcext:value-type="float">
            <text:p>0.937062937062937</text:p>
          </table:table-cell>
          <table:table-cell table:style-name="ce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943661971830986" calcext:value-type="float">
            <text:p>0.943661971830986</text:p>
          </table:table-cell>
          <table:table-cell table:style-name="ce1"/>
          <table:table-cell office:value-type="float" office:value="0.96391709806344" calcext:value-type="float">
            <text:p>0.96391709806344</text:p>
          </table:table-cell>
          <table:table-cell table:style-name="ce1"/>
          <table:table-cell office:value-type="float" office:value="0.950354609929078" calcext:value-type="float">
            <text:p>0.950354609929078</text:p>
          </table:table-cell>
          <table:table-cell table:style-name="ce1"/>
          <table:table-cell office:value-type="float" office:value="0.982251802551303" calcext:value-type="float">
            <text:p>0.982251802551303</text:p>
          </table:table-cell>
          <table:table-cell table:style-name="ce1"/>
          <table:table-cell office:value-type="float" office:value="0.937062937062937" calcext:value-type="float">
            <text:p>0.937062937062937</text:p>
          </table:table-cell>
          <table:table-cell table:style-name="ce1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945326278659612" calcext:value-type="float">
            <text:p>0.945326278659612</text:p>
          </table:table-cell>
          <table:table-cell table:style-name="ce1"/>
          <table:table-cell office:value-type="float" office:value="0.964246695954013" calcext:value-type="float">
            <text:p>0.964246695954013</text:p>
          </table:table-cell>
          <table:table-cell table:style-name="ce1"/>
          <table:table-cell office:value-type="float" office:value="0.953736654804271" calcext:value-type="float">
            <text:p>0.953736654804271</text:p>
          </table:table-cell>
          <table:table-cell table:style-name="ce1"/>
          <table:table-cell office:value-type="float" office:value="0.982806433721575" calcext:value-type="float">
            <text:p>0.982806433721575</text:p>
          </table:table-cell>
          <table:table-cell table:style-name="ce1"/>
          <table:table-cell office:value-type="float" office:value="0.953736654804271" calcext:value-type="float">
            <text:p>0.953736654804271</text:p>
          </table:table-cell>
          <table:table-cell table:style-name="ce1"/>
        </table:table-row>
        <table:table-row table:style-name="ro1" table:number-rows-repeated="4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DCT-GINI</text:p>
          </table:table-cell>
          <table:table-cell office:value-type="float" office:value="0.919355019351191" calcext:value-type="float">
            <text:p>0.919355019351191</text:p>
          </table:table-cell>
          <table:table-cell table:style-name="ce1" office:value-type="float" office:value="0.00563041101903069" calcext:value-type="float">
            <text:p>0.00563041101903069</text:p>
          </table:table-cell>
          <table:table-cell office:value-type="float" office:value="0.954702113475878" calcext:value-type="float">
            <text:p>0.954702113475878</text:p>
          </table:table-cell>
          <table:table-cell table:style-name="ce1" office:value-type="float" office:value="0.00294636807050844" calcext:value-type="float">
            <text:p>0.00294636807050844</text:p>
          </table:table-cell>
          <table:table-cell office:value-type="float" office:value="0.914683112089689" calcext:value-type="float">
            <text:p>0.914683112089689</text:p>
          </table:table-cell>
          <table:table-cell table:style-name="ce1" office:value-type="float" office:value="0.00968389252155224" calcext:value-type="float">
            <text:p>0.00968389252155224</text:p>
          </table:table-cell>
          <table:table-cell office:value-type="float" office:value="0.976344980587909" calcext:value-type="float">
            <text:p>0.976344980587909</text:p>
          </table:table-cell>
          <table:table-cell table:style-name="ce1" office:value-type="float" office:value="0.924144486692015" calcext:value-type="float">
            <text:p>0.924144486692015</text:p>
          </table:table-cell>
          <table:table-cell office:value-type="float" office:value="0.924144486692015" calcext:value-type="float">
            <text:p>0.924144486692015</text:p>
          </table:table-cell>
          <table:table-cell table:style-name="ce1" office:value-type="float" office:value="0.00570025260477754" calcext:value-type="float">
            <text:p>0.00570025260477754</text:p>
          </table:table-cell>
        </table:table-row>
        <table:table-row table:style-name="ro1">
          <table:table-cell office:value-type="string" calcext:value-type="string">
            <text:p>DCT-ENTROPY</text:p>
          </table:table-cell>
          <table:table-cell office:value-type="float" office:value="0.914864333647673" calcext:value-type="float">
            <text:p>0.914864333647673</text:p>
          </table:table-cell>
          <table:table-cell table:style-name="ce1" office:value-type="float" office:value="0.0046990690194501" calcext:value-type="float">
            <text:p>0.0046990690194501</text:p>
          </table:table-cell>
          <table:table-cell office:value-type="float" office:value="0.952803133178609" calcext:value-type="float">
            <text:p>0.952803133178609</text:p>
          </table:table-cell>
          <table:table-cell table:style-name="ce1" office:value-type="float" office:value="0.00379464300621318" calcext:value-type="float">
            <text:p>0.00379464300621318</text:p>
          </table:table-cell>
          <table:table-cell office:value-type="float" office:value="0.952803133178609" calcext:value-type="float">
            <text:p>0.952803133178609</text:p>
          </table:table-cell>
          <table:table-cell table:style-name="ce1" office:value-type="float" office:value="0.0046786355728427" calcext:value-type="float">
            <text:p>0.0046786355728427</text:p>
          </table:table-cell>
          <table:table-cell office:value-type="float" office:value="0.974986134220743" calcext:value-type="float">
            <text:p>0.974986134220743</text:p>
          </table:table-cell>
          <table:table-cell table:style-name="ce1" office:value-type="float" office:value="0.00133457675158247" calcext:value-type="float">
            <text:p>0.00133457675158247</text:p>
          </table:table-cell>
          <table:table-cell office:value-type="float" office:value="0.92148288973384" calcext:value-type="float">
            <text:p>0.92148288973384</text:p>
          </table:table-cell>
          <table:table-cell table:style-name="ce1" office:value-type="float" office:value="0.00753533124813933" calcext:value-type="float">
            <text:p>0.00753533124813933</text:p>
          </table:table-cell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ANN-ADAM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EPOCHS</text:p>
          </table:table-cell>
          <table:table-cell table:style-name="Default" office:value-type="string" calcext:value-type="string">
            <text:p>F1 SCORE</text:p>
          </table:table-cell>
          <table:table-cell office:value-type="string" calcext:value-type="string">
            <text:p>F1_std_dev</text:p>
          </table:table-cell>
          <table:table-cell table:style-name="Default" office:value-type="string" calcext:value-type="string">
            <text:p>AUC</text:p>
          </table:table-cell>
          <table:table-cell office:value-type="string" calcext:value-type="string">
            <text:p>auc_std_dev</text:p>
          </table:table-cell>
          <table:table-cell table:style-name="Default" office:value-type="string" calcext:value-type="string">
            <text:p>PRECISION</text:p>
          </table:table-cell>
          <table:table-cell office:value-type="string" calcext:value-type="string">
            <text:p>prec_std_dev</text:p>
          </table:table-cell>
          <table:table-cell table:style-name="Default" office:value-type="string" calcext:value-type="string">
            <text:p>ACCURACY</text:p>
          </table:table-cell>
          <table:table-cell office:value-type="string" calcext:value-type="string">
            <text:p>acc_std_dev</text:p>
          </table:table-cell>
          <table:table-cell table:style-name="Default" office:value-type="string" calcext:value-type="string">
            <text:p>RECALL</text:p>
          </table:table-cell>
          <table:table-cell office:value-type="string" calcext:value-type="string">
            <text:p>rec_std_de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12280701754386" calcext:value-type="float">
            <text:p>0.912280701754386</text:p>
          </table:table-cell>
          <table:table-cell/>
          <table:table-cell office:value-type="float" office:value="0.948137782453526" calcext:value-type="float">
            <text:p>0.948137782453526</text:p>
          </table:table-cell>
          <table:table-cell/>
          <table:table-cell office:value-type="float" office:value="0.9140625" calcext:value-type="float">
            <text:p>0.9140625</text:p>
          </table:table-cell>
          <table:table-cell/>
          <table:table-cell office:value-type="float" office:value="0.975041597337771" calcext:value-type="float">
            <text:p>0.975041597337771</text:p>
          </table:table-cell>
          <table:table-cell/>
          <table:table-cell office:value-type="float" office:value="0.910505836575876" calcext:value-type="float">
            <text:p>0.91050583657587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12280701754386" calcext:value-type="float">
            <text:p>0.912280701754386</text:p>
          </table:table-cell>
          <table:table-cell/>
          <table:table-cell office:value-type="float" office:value="0.948137782453526" calcext:value-type="float">
            <text:p>0.948137782453526</text:p>
          </table:table-cell>
          <table:table-cell/>
          <table:table-cell office:value-type="float" office:value="0.9140625" calcext:value-type="float">
            <text:p>0.9140625</text:p>
          </table:table-cell>
          <table:table-cell/>
          <table:table-cell office:value-type="float" office:value="0.975041597337771" calcext:value-type="float">
            <text:p>0.975041597337771</text:p>
          </table:table-cell>
          <table:table-cell/>
          <table:table-cell office:value-type="float" office:value="0.910505836575876" calcext:value-type="float">
            <text:p>0.91050583657587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.940910212869047" calcext:value-type="float">
            <text:p>0.940910212869047</text:p>
          </table:table-cell>
          <table:table-cell/>
          <table:table-cell office:value-type="float" office:value="0.905923344947735" calcext:value-type="float">
            <text:p>0.905923344947735</text:p>
          </table:table-cell>
          <table:table-cell/>
          <table:table-cell office:value-type="float" office:value="0.968940654464781" calcext:value-type="float">
            <text:p>0.968940654464781</text:p>
          </table:table-cell>
          <table:table-cell/>
          <table:table-cell office:value-type="float" office:value="0.899653979238755" calcext:value-type="float">
            <text:p>0.89965397923875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902527075812274" calcext:value-type="float">
            <text:p>0.902527075812274</text:p>
          </table:table-cell>
          <table:table-cell/>
          <table:table-cell office:value-type="float" office:value="0.94111569760585" calcext:value-type="float">
            <text:p>0.94111569760585</text:p>
          </table:table-cell>
          <table:table-cell/>
          <table:table-cell office:value-type="float" office:value="0.905797101449275" calcext:value-type="float">
            <text:p>0.905797101449275</text:p>
          </table:table-cell>
          <table:table-cell/>
          <table:table-cell office:value-type="float" office:value="0.970049916805324" calcext:value-type="float">
            <text:p>0.970049916805324</text:p>
          </table:table-cell>
          <table:table-cell/>
          <table:table-cell office:value-type="float" office:value="0.899280575539568" calcext:value-type="float">
            <text:p>0.89928057553956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02527075812274" calcext:value-type="float">
            <text:p>0.902527075812274</text:p>
          </table:table-cell>
          <table:table-cell/>
          <table:table-cell office:value-type="float" office:value="0.94111569760585" calcext:value-type="float">
            <text:p>0.94111569760585</text:p>
          </table:table-cell>
          <table:table-cell/>
          <table:table-cell office:value-type="float" office:value="0.905797101449275" calcext:value-type="float">
            <text:p>0.905797101449275</text:p>
          </table:table-cell>
          <table:table-cell/>
          <table:table-cell office:value-type="float" office:value="0.970049916805324" calcext:value-type="float">
            <text:p>0.970049916805324</text:p>
          </table:table-cell>
          <table:table-cell/>
          <table:table-cell office:value-type="float" office:value="0.899280575539568" calcext:value-type="float">
            <text:p>0.89928057553956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900840336134454" calcext:value-type="float">
            <text:p>0.900840336134454</text:p>
          </table:table-cell>
          <table:table-cell/>
          <table:table-cell office:value-type="float" office:value="0.942417367599849" calcext:value-type="float">
            <text:p>0.942417367599849</text:p>
          </table:table-cell>
          <table:table-cell/>
          <table:table-cell office:value-type="float" office:value="0.896321070234114" calcext:value-type="float">
            <text:p>0.896321070234114</text:p>
          </table:table-cell>
          <table:table-cell/>
          <table:table-cell office:value-type="float" office:value="0.967276760953965" calcext:value-type="float">
            <text:p>0.967276760953965</text:p>
          </table:table-cell>
          <table:table-cell/>
          <table:table-cell office:value-type="float" office:value="0.905405405405406" calcext:value-type="float">
            <text:p>0.905405405405406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2">00/00/0000</text:date>, <text:time style:data-style-name="N2" text:time-value="18:43:09.4746418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6T22:16:49.069006291</meta:creation-date>
    <meta:generator>LibreOffice/24.2.5.2$Linux_X86_64 LibreOffice_project/420$Build-2</meta:generator>
    <dc:date>2024-08-22T10:04:10.932369003</dc:date>
    <meta:editing-duration>P2DT11H4M53S</meta:editing-duration>
    <meta:editing-cycles>8</meta:editing-cycles>
    <meta:document-statistic meta:table-count="1" meta:cell-count="238" meta:object-count="0"/>
  </office:meta>
</office:document-meta>
</file>